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b98d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b98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1d2" officeooo:paragraph-rsid="001281d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04079a" officeooo:paragraph-rsid="000b98d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98d8" officeooo:paragraph-rsid="000b98d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079a" officeooo:paragraph-rsid="000b98d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b98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b98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b98d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b98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b98d8" style:font-size-asian="14pt" style:font-weight-asian="bold" style:font-size-complex="14pt" style:font-weight-complex="bold"/>
    </style:style>
    <style:style style:name="T1" style:family="text">
      <style:text-properties officeooo:rsid="00082ea0"/>
    </style:style>
    <style:style style:name="T2" style:family="text">
      <style:text-properties officeooo:rsid="0009767d"/>
    </style:style>
    <style:style style:name="T3" style:family="text">
      <style:text-properties officeooo:rsid="000b8113"/>
    </style:style>
    <style:style style:name="T4" style:family="text">
      <style:text-properties officeooo:rsid="000c65f8"/>
    </style:style>
    <style:style style:name="T5" style:family="text">
      <style:text-properties officeooo:rsid="000b98d8"/>
    </style:style>
    <style:style style:name="T6" style:family="text">
      <style:text-properties officeooo:rsid="000dd8f2"/>
    </style:style>
    <style:style style:name="T7" style:family="text">
      <style:text-properties officeooo:rsid="000f991a"/>
    </style:style>
    <style:style style:name="T8" style:family="text">
      <style:text-properties officeooo:rsid="00114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1.0<text:span text:style-name="T5">2 Comparaison d’approches algoruthmiques</text:span></text:p>
      <text:p text:style-name="P6"/>
      <text:p text:style-name="P6">_____________________________________________</text:p>
      <text:p text:style-name="P6"/>
      <text:p text:style-name="P6"/>
      <text:p text:style-name="P7">1) Projet et ses objectifs :</text:p>
      <text:p text:style-name="P4"/>
      <text:p text:style-name="P5">Cette Saé avait pour but d’implémenter le type liste, et surtout de comparer différent types de liste ( chaînée et contiguë ) afin de déterminer laquelle de ces deux implémentations était la plus efficace.</text:p>
      <text:p text:style-name="P4"/>
      <text:p text:style-name="P8"/>
      <text:p text:style-name="P8">2) Organisation collaborative :</text:p>
      <text:p text:style-name="P9"/>
      <text:p text:style-name="P1"><text:span text:style-name="T6">Elle</text:span> devait être réalisé<text:span text:style-name="T6">e</text:span> en binôme. J’ai <text:span text:style-name="T6">produit</text:span> le code pur des fonctions avancées, <text:span text:style-name="T6">mais également la conception du fonctionnement de toutes les classes</text:span> ainsi qu’une partie du compte-rendu <text:span text:style-name="T6">et les commentaires de nos programmes</text:span>. <text:span text:style-name="T1">Mon partenaire </text:span><text:span text:style-name="T2">a</text:span><text:span text:style-name="T1"> réalisé la javadoc </text:span><text:span text:style-name="T6">ainsi que</text:span><text:span text:style-name="T1"> </text:span><text:span text:style-name="T6">l’autre partie du compte-rendu et la base des classes</text:span><text:span text:style-name="T1">. </text:span></text:p>
      <text:p text:style-name="P1"/>
      <text:p text:style-name="P1"/>
      <text:p text:style-name="P10">3) Étapes et difficultés :</text:p>
      <text:p text:style-name="P10"/>
      <text:p text:style-name="P2">Le projet était découpé selon moi en trois étapes majeures :</text:p>
      <text:p text:style-name="P2"/>
      <text:p text:style-name="P2">- <text:span text:style-name="T7">Implémentation du type liste</text:span> ( classe pour les <text:span text:style-name="T7">listes contiguës et chaînées</text:span>)</text:p>
      <text:p text:style-name="P2">- Développement de<text:span text:style-name="T7">s listes triées</text:span> (création de<text:span text:style-name="T7">s programmes pour utiliser la classe ListeTriee )</text:span></text:p>
      <text:p text:style-name="P2">- <text:span text:style-name="T7">Test de l’efficacité des types </text:span>( <text:span text:style-name="T7">fonctions de chrono, statistiques...</text:span> )</text:p>
      <text:p text:style-name="P2"/>
      <text:p text:style-name="P1"><text:span text:style-name="T3">Les difficultés ont surtout résidé </text:span><text:span text:style-name="T4">dans le développement et l’innovation du programme « </text:span><text:span text:style-name="T8">ListeTriee</text:span><text:span text:style-name="T4">» , </text:span><text:span text:style-name="T8">mais également dans les méthodes de chronométrage. En effet, la base de nos méthodes demandait à l’utilisateur quel type de liste il préférait. Malheureusement, pour les tests à grande échelle, ce système posait problème.</text:span></text:p>
      <text:p text:style-name="P1"/>
      <text:p text:style-name="P11"/>
      <text:p text:style-name="P11">4 ) Amélioration pour l’avenir :</text:p>
      <text:p text:style-name="P11"/>
      <text:p text:style-name="P3">Lire et surtout réfléchir à l’entièreté du sujet avant l’élaboration de nos méthodes. Ce poser les bonnes questions, vérifier que nos tests fonctionnent à grande échelle. Rien à revoir du côté de l’organis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5:46:55.637000000</meta:creation-date>
    <meta:generator>LibreOffice/7.1.0.3$Windows_X86_64 LibreOffice_project/f6099ecf3d29644b5008cc8f48f42f4a40986e4c</meta:generator>
    <dc:date>2025-01-13T16:03:36.381000000</dc:date>
    <meta:editing-duration>PT16M40S</meta:editing-duration>
    <meta:editing-cycles>5</meta:editing-cycles>
    <meta:document-statistic meta:table-count="0" meta:image-count="0" meta:object-count="0" meta:page-count="1" meta:paragraph-count="14" meta:word-count="244" meta:character-count="1582" meta:non-whitespace-character-count="1351"/>
  </office:meta>
</office:document-meta>
</file>